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Futura BT W01 Book" svg:font-family="'Futura BT W01 Book', OpenSansRegular, 'Open Sans Regular', sans-serif"/>
    <style:font-face style:name="OpenSymbol1" svg:font-family="OpenSymbol, 'Arial Unicode MS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1874in"/>
        </style:tab-stops>
      </style:paragraph-properties>
      <style:text-properties fo:font-weight="bold" officeooo:paragraph-rsid="0016a482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0.1874in"/>
        </style:tab-stops>
      </style:paragraph-properties>
      <style:text-properties officeooo:paragraph-rsid="001797dd"/>
    </style:style>
    <style:style style:name="P3" style:family="paragraph" style:parent-style-name="Standard">
      <style:paragraph-properties>
        <style:tab-stops>
          <style:tab-stop style:position="0.1874in"/>
        </style:tab-stops>
      </style:paragraph-properties>
      <style:text-properties officeooo:paragraph-rsid="0016a482"/>
    </style:style>
    <style:style style:name="P4" style:family="paragraph" style:parent-style-name="Standard">
      <loext:graphic-properties draw:fill="none"/>
      <style:paragraph-properties fo:background-color="transparent">
        <style:tab-stops/>
      </style:paragraph-properties>
      <style:text-properties officeooo:paragraph-rsid="001797dd"/>
    </style:style>
    <style:style style:name="P5" style:family="paragraph" style:parent-style-name="Standard">
      <style:paragraph-properties>
        <style:tab-stops>
          <style:tab-stop style:position="0.1874in"/>
        </style:tab-stops>
      </style:paragraph-properties>
      <style:text-properties fo:color="#000000" style:font-name="Times New Roman" fo:font-size="12pt" fo:font-weight="normal" officeooo:rsid="00245e7c" officeooo:paragraph-rsid="0016a482" style:font-size-asian="12pt" style:font-weight-asian="normal" style:font-name-complex="Times New Roman" style:font-size-complex="12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3465a4" style:font-name="Times New Roman" fo:font-size="24pt" style:text-underline-style="none" fo:font-weight="bold" officeooo:rsid="0031cb5c" officeooo:paragraph-rsid="0016a482" style:font-size-asian="24pt" style:font-weight-asian="bold" style:font-name-complex="Times New Roman" style:font-size-complex="24pt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3465a4" officeooo:paragraph-rsid="0016a482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993300" fo:font-size="10pt" officeooo:paragraph-rsid="0016a482" style:font-size-asian="10pt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paragraph-rsid="0016a482"/>
    </style:style>
    <style:style style:name="P10" style:family="paragraph" style:parent-style-name="Standard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.0138in" fo:padding-bottom="0in" fo:border-left="none" fo:border-right="none" fo:border-top="0.51pt dotted #000000" fo:border-bottom="none"/>
      <style:text-properties fo:font-size="18pt" officeooo:paragraph-rsid="0016a482" style:font-size-asian="18pt" style:font-size-complex="18pt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.0417in" fo:margin-bottom="0in" loext:contextual-spacing="false" fo:text-indent="0in" style:auto-text-indent="false" fo:background-color="#ffffff" style:vertical-align="baseline"/>
      <style:text-properties officeooo:paragraph-rsid="0016a482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fo:padding="0in" fo:border="none">
        <style:tab-stops/>
      </style:paragraph-properties>
      <style:text-properties fo:color="#000000" style:font-name="Times New Roman" fo:font-size="12pt" fo:font-weight="normal" officeooo:rsid="0019b873" officeooo:paragraph-rsid="001797dd" style:font-size-asian="12pt" style:font-weight-asian="normal" style:font-name-complex="Times New Roman" style:font-size-complex="12pt" style:font-weight-complex="bold"/>
    </style:style>
    <style:style style:name="P13" style:family="paragraph" style:parent-style-name="Standard">
      <style:paragraph-properties fo:margin-left="0.4in" fo:margin-right="0in" fo:line-height="115%" fo:text-indent="0in" style:auto-text-indent="false"/>
      <style:text-properties fo:color="#3465a4" officeooo:paragraph-rsid="0016a482"/>
    </style:style>
    <style:style style:name="P14" style:family="paragraph" style:parent-style-name="Standard">
      <style:paragraph-properties fo:margin-left="0.4in" fo:margin-right="0in" fo:line-height="115%" fo:text-indent="0in" style:auto-text-indent="false"/>
      <style:text-properties fo:color="#808080" fo:font-size="13pt" fo:language="fr" fo:country="CA" officeooo:paragraph-rsid="0016a482" style:font-size-asian="13pt" style:font-size-complex="13pt"/>
    </style:style>
    <style:style style:name="P15" style:family="paragraph" style:parent-style-name="Standard">
      <style:paragraph-properties fo:margin-left="0.4in" fo:margin-right="0in" fo:text-indent="0in" style:auto-text-indent="false"/>
      <style:text-properties fo:color="#808080" officeooo:paragraph-rsid="0016a482"/>
    </style:style>
    <style:style style:name="P16" style:family="paragraph" style:parent-style-name="Standard">
      <style:paragraph-properties fo:margin-left="0.4in" fo:margin-right="0in" fo:text-indent="0in" style:auto-text-indent="false">
        <style:tab-stops>
          <style:tab-stop style:position="0.1874in"/>
        </style:tab-stops>
      </style:paragraph-properties>
      <style:text-properties officeooo:paragraph-rsid="0016a482"/>
    </style:style>
    <style:style style:name="P17" style:family="paragraph" style:parent-style-name="Standard">
      <style:paragraph-properties fo:margin-left="0.4in" fo:margin-right="0in" fo:text-indent="0in" style:auto-text-indent="false"/>
      <style:text-properties fo:color="#993300" fo:font-size="13pt" fo:font-weight="bold" officeooo:paragraph-rsid="0016a48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left="0.4in" fo:margin-right="0in" fo:margin-top="0in" fo:margin-bottom="0.0835in" loext:contextual-spacing="false" fo:text-indent="0in" style:auto-text-indent="false" fo:padding-left="0in" fo:padding-right="0in" fo:padding-top="0.0138in" fo:padding-bottom="0in" fo:border-left="none" fo:border-right="none" fo:border-top="0.51pt dotted #000000" fo:border-bottom="none"/>
      <style:text-properties fo:font-size="20pt" officeooo:paragraph-rsid="0016a482" style:font-size-asian="20pt" style:font-size-complex="20pt"/>
    </style:style>
    <style:style style:name="P19" style:family="paragraph" style:parent-style-name="Standard">
      <style:paragraph-properties fo:margin-left="0.4in" fo:margin-right="0in" fo:margin-top="0in" fo:margin-bottom="0.0835in" loext:contextual-spacing="false" fo:text-indent="0in" style:auto-text-indent="false" fo:padding-left="0in" fo:padding-right="0in" fo:padding-top="0.0138in" fo:padding-bottom="0in" fo:border-left="none" fo:border-right="none" fo:border-top="0.51pt dotted #000000" fo:border-bottom="none"/>
      <style:text-properties style:font-name="Liberation Serif" fo:font-size="12pt" officeooo:paragraph-rsid="001c09bb" style:font-size-asian="12pt" style:font-size-complex="12pt"/>
    </style:style>
    <style:style style:name="P20" style:family="paragraph" style:parent-style-name="Standard">
      <style:paragraph-properties fo:margin-left="0.4in" fo:margin-right="0in" fo:margin-top="0in" fo:margin-bottom="0.0835in" loext:contextual-spacing="false" fo:text-indent="0in" style:auto-text-indent="false" fo:padding-left="0in" fo:padding-right="0in" fo:padding-top="0.0138in" fo:padding-bottom="0in" fo:border-left="none" fo:border-right="none" fo:border-top="0.51pt dotted #000000" fo:border-bottom="none"/>
      <style:text-properties fo:font-variant="normal" fo:text-transform="none" fo:color="#000000" style:font-name="Liberation Serif" fo:font-size="12pt" fo:letter-spacing="normal" fo:font-style="normal" fo:font-weight="normal" officeooo:paragraph-rsid="0016a482" style:font-size-asian="12pt" style:font-style-asian="normal" style:font-weight-asian="normal" style:font-name-complex="Times New Roman" style:font-size-complex="12pt" style:font-weight-complex="bold"/>
    </style:style>
    <style:style style:name="P21" style:family="paragraph" style:parent-style-name="Standard">
      <style:paragraph-properties fo:margin-left="0.4in" fo:margin-right="0in" fo:margin-top="0.1665in" fo:margin-bottom="0.0835in" loext:contextual-spacing="false" fo:text-indent="0in" style:auto-text-indent="false" fo:padding-left="0in" fo:padding-right="0in" fo:padding-top="0.0138in" fo:padding-bottom="0in" fo:border-left="none" fo:border-right="none" fo:border-top="0.51pt dotted #000000" fo:border-bottom="none"/>
      <style:text-properties fo:color="#3465a4" fo:font-size="20pt" officeooo:paragraph-rsid="0016a482" style:font-size-asian="20pt" style:font-size-complex="20pt"/>
    </style:style>
    <style:style style:name="P22" style:family="paragraph" style:parent-style-name="Standard">
      <style:paragraph-properties fo:margin-left="0.4in" fo:margin-right="0in" fo:margin-top="0.1665in" fo:margin-bottom="0.0835in" loext:contextual-spacing="false" fo:text-indent="0in" style:auto-text-indent="false" fo:padding-left="0in" fo:padding-right="0in" fo:padding-top="0.0138in" fo:padding-bottom="0in" fo:border-left="none" fo:border-right="none" fo:border-top="0.51pt dotted #000000" fo:border-bottom="none"/>
      <style:text-properties fo:font-size="20pt" officeooo:paragraph-rsid="0016a482" style:font-size-asian="20pt" style:font-size-complex="20pt"/>
    </style:style>
    <style:style style:name="P23" style:family="paragraph" style:parent-style-name="Standard">
      <loext:graphic-properties draw:fill="solid" draw:fill-color="#ffffff"/>
      <style:paragraph-properties fo:margin-left="0.4in" fo:margin-right="0in" fo:margin-top="0.0417in" fo:margin-bottom="0in" loext:contextual-spacing="false" fo:text-align="justify" style:justify-single-word="false" fo:text-indent="0in" style:auto-text-indent="false" fo:background-color="#ffffff" style:vertical-align="baseline"/>
      <style:text-properties officeooo:paragraph-rsid="0016a482"/>
    </style:style>
    <style:style style:name="P24" style:family="paragraph" style:parent-style-name="Standard">
      <loext:graphic-properties draw:fill="solid" draw:fill-color="#ffffff"/>
      <style:paragraph-properties fo:margin-left="0.4in" fo:margin-right="0in" fo:margin-top="0.0417in" fo:margin-bottom="0in" loext:contextual-spacing="false" fo:text-align="justify" style:justify-single-word="false" fo:text-indent="0in" style:auto-text-indent="false" fo:background-color="#ffffff" style:vertical-align="baseline"/>
      <style:text-properties fo:color="#000000" fo:font-weight="bold" officeooo:paragraph-rsid="0016a482" style:font-weight-asian="bold" style:font-weight-complex="bold"/>
    </style:style>
    <style:style style:name="P25" style:family="paragraph" style:parent-style-name="Standard">
      <loext:graphic-properties draw:fill="solid" draw:fill-color="#ffffff"/>
      <style:paragraph-properties fo:margin-left="0.4in" fo:margin-right="0in" fo:margin-top="0.0417in" fo:margin-bottom="0in" loext:contextual-spacing="false" fo:text-indent="0in" style:auto-text-indent="false" fo:background-color="#ffffff" style:vertical-align="baseline"/>
      <style:text-properties officeooo:paragraph-rsid="0016a482"/>
    </style:style>
    <style:style style:name="P26" style:family="paragraph" style:parent-style-name="Standard">
      <loext:graphic-properties draw:fill="solid" draw:fill-color="#ffffff"/>
      <style:paragraph-properties fo:margin-left="0.4in" fo:margin-right="0in" fo:margin-top="0.0417in" fo:margin-bottom="0in" loext:contextual-spacing="false" fo:text-indent="0in" style:auto-text-indent="false" fo:background-color="#ffffff" style:vertical-align="baseline"/>
      <style:text-properties fo:color="#222222" fo:font-style="italic" officeooo:paragraph-rsid="0016a482" fo:background-color="#ffffff" style:font-style-asian="italic" style:font-style-complex="italic"/>
    </style:style>
    <style:style style:name="P27" style:family="paragraph" style:parent-style-name="Standard">
      <loext:graphic-properties draw:fill="solid" draw:fill-color="#ffffff"/>
      <style:paragraph-properties fo:margin-left="0.3752in" fo:margin-right="0in" fo:margin-top="0.1665in" fo:margin-bottom="0.0835in" loext:contextual-spacing="false" fo:orphans="2" fo:widows="2" fo:text-indent="0in" style:auto-text-indent="false" fo:background-color="#ffffff" fo:padding-left="0in" fo:padding-right="0in" fo:padding-top="0.0138in" fo:padding-bottom="0in" fo:border-left="none" fo:border-right="none" fo:border-top="0.51pt dotted #000000" fo:border-bottom="none" style:writing-mode="lr-tb"/>
      <style:text-properties fo:color="#3465a4" fo:font-size="20pt" officeooo:paragraph-rsid="0016a482" style:font-size-asian="20pt" style:font-size-complex="20pt"/>
    </style:style>
    <style:style style:name="P28" style:family="paragraph" style:parent-style-name="Standard">
      <loext:graphic-properties draw:fill="solid" draw:fill-color="#ffffff"/>
      <style:paragraph-properties fo:margin-left="0.3752in" fo:margin-right="0in" fo:margin-top="0.1665in" fo:margin-bottom="0.0835in" loext:contextual-spacing="false" fo:orphans="2" fo:widows="2" fo:text-indent="0in" style:auto-text-indent="false" fo:background-color="#ffffff" fo:padding-left="0in" fo:padding-right="0in" fo:padding-top="0.0138in" fo:padding-bottom="0in" fo:border-left="none" fo:border-right="none" fo:border-top="0.51pt dotted #000000" fo:border-bottom="none" style:writing-mode="lr-tb"/>
      <style:text-properties fo:color="#3465a4" fo:font-size="20pt" officeooo:paragraph-rsid="001d1c17" style:font-size-asian="20pt" style:font-size-complex="20pt"/>
    </style:style>
    <style:style style:name="P29" style:family="paragraph" style:parent-style-name="Standard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officeooo:paragraph-rsid="0016a482"/>
    </style:style>
    <style:style style:name="P30" style:family="paragraph" style:parent-style-name="Standard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officeooo:rsid="001f801e" officeooo:paragraph-rsid="0016a482"/>
    </style:style>
    <style:style style:name="P31" style:family="paragraph" style:parent-style-name="Standard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fo:font-size="13pt" fo:font-weight="bold" officeooo:paragraph-rsid="0016a482" style:font-size-asian="13pt" style:font-weight-asian="bold" style:font-size-complex="13pt" style:font-weight-complex="bold"/>
    </style:style>
    <style:style style:name="P32" style:family="paragraph" style:parent-style-name="Text_20_body">
      <style:paragraph-properties fo:margin-top="0in" fo:margin-bottom="0in" loext:contextual-spacing="false" fo:orphans="2" fo:widows="2" fo:padding="0in" fo:border="none">
        <style:tab-stops>
          <style:tab-stop style:position="0.1874in"/>
        </style:tab-stops>
      </style:paragraph-properties>
      <style:text-properties fo:font-size="13pt" fo:font-weight="bold" officeooo:paragraph-rsid="001d1c17" style:font-size-asian="13pt" style:font-weight-asian="bold" style:font-size-complex="13pt" style:font-weight-complex="bold"/>
    </style:style>
    <style:style style:name="P33" style:family="paragraph" style:parent-style-name="Text_20_body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officeooo:paragraph-rsid="0016a482" style:font-size-asian="12pt" style:font-size-complex="12pt"/>
    </style:style>
    <style:style style:name="P34" style:family="paragraph" style:parent-style-name="Text_20_body" style:list-style-name="WW8Num2">
      <style:paragraph-properties fo:margin-top="0in" fo:margin-bottom="0in" loext:contextual-spacing="false" fo:orphans="2" fo:widows="2" fo:padding="0in" fo:border="none">
        <style:tab-stops>
          <style:tab-stop style:position="0.1874in"/>
        </style:tab-stops>
      </style:paragraph-properties>
      <style:text-properties fo:font-variant="normal" fo:text-transform="none" fo:color="#181717" style:font-name="Times New Roman" fo:font-size="12pt" fo:letter-spacing="normal" fo:font-style="normal" fo:font-weight="normal" officeooo:paragraph-rsid="0016a482" style:font-size-asian="12pt" style:font-style-asian="normal" style:font-weight-asian="normal" style:font-name-complex="Times New Roman" style:font-size-complex="12pt" style:font-weight-complex="bold"/>
    </style:style>
    <style:style style:name="P35" style:family="paragraph" style:parent-style-name="Text_20_body" style:list-style-name="WW8Num2">
      <style:paragraph-properties fo:margin-top="0in" fo:margin-bottom="0in" loext:contextual-spacing="false" fo:orphans="2" fo:widows="2" fo:padding="0in" fo:border="none">
        <style:tab-stops>
          <style:tab-stop style:position="0.1874in"/>
        </style:tab-stops>
      </style:paragraph-properties>
      <style:text-properties fo:font-variant="normal" fo:text-transform="none" fo:color="#181717" style:font-name="Times New Roman" fo:font-size="12pt" fo:letter-spacing="normal" fo:font-style="normal" fo:font-weight="normal" officeooo:rsid="0039efc7" officeooo:paragraph-rsid="0016a482" style:font-size-asian="12pt" style:font-style-asian="normal" style:font-weight-asian="normal" style:font-name-complex="Times New Roman" style:font-size-complex="12pt" style:font-weight-complex="bold"/>
    </style:style>
    <style:style style:name="P36" style:family="paragraph" style:parent-style-name="Text_20_body" style:list-style-name="WW8Num2">
      <style:paragraph-properties fo:margin-top="0in" fo:margin-bottom="0in" loext:contextual-spacing="false" fo:orphans="2" fo:widows="2" fo:padding="0in" fo:border="none">
        <style:tab-stops>
          <style:tab-stop style:position="0.1874in"/>
        </style:tab-stops>
      </style:paragraph-properties>
      <style:text-properties fo:font-variant="normal" fo:text-transform="none" fo:color="#181717" style:font-name="Times New Roman" fo:font-size="12pt" fo:letter-spacing="normal" fo:font-style="normal" fo:font-weight="normal" officeooo:rsid="001d1c17" officeooo:paragraph-rsid="001d1c17" style:font-size-asian="12pt" style:font-style-asian="normal" style:font-weight-asian="normal" style:font-name-complex="Times New Roman" style:font-size-complex="12pt" style:font-weight-complex="normal"/>
    </style:style>
    <style:style style:name="P37" style:family="paragraph" style:parent-style-name="Text_20_body" style:list-style-name="L5">
      <loext:graphic-properties draw:fill="none"/>
      <style:paragraph-properties fo:margin-left="0.5in" fo:margin-right="0in" fo:margin-top="0in" fo:margin-bottom="0in" loext:contextual-spacing="false" style:line-height-at-least="0.2in" fo:text-align="start" style:justify-single-word="false" fo:orphans="2" fo:widows="2" fo:text-indent="0.6866in" style:auto-text-indent="false" fo:background-color="transparent" fo:padding="0in" fo:border="non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1c17" style:font-size-asian="12pt" style:font-size-complex="12pt"/>
    </style:style>
    <style:style style:name="P38" style:family="paragraph" style:parent-style-name="Text_20_body" style:list-style-name="L5">
      <loext:graphic-properties draw:fill="none"/>
      <style:paragraph-properties fo:margin-left="0.5in" fo:margin-right="0in" fo:margin-top="0in" fo:margin-bottom="0in" loext:contextual-spacing="false" style:line-height-at-least="0.2in" fo:text-align="start" style:justify-single-word="false" fo:orphans="2" fo:widows="2" fo:text-indent="0.6866in" style:auto-text-indent="false" fo:background-color="transparent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9" style:family="paragraph" style:parent-style-name="Text_20_body" style:list-style-name="L5">
      <loext:graphic-properties draw:fill="none"/>
      <style:paragraph-properties fo:margin-left="0.5in" fo:margin-right="0in" fo:margin-top="0in" fo:margin-bottom="0in" loext:contextual-spacing="false" style:line-height-at-least="0.2in" fo:text-align="start" style:justify-single-word="false" fo:orphans="2" fo:widows="2" fo:text-indent="0.6866in" style:auto-text-indent="false" fo:background-color="transparent" fo:padding="0in" fo:border="none"/>
      <style:text-properties fo:font-variant="normal" fo:text-transform="none" fo:color="#000000" style:font-name="Times New Roman" fo:font-size="12pt" fo:letter-spacing="normal" fo:font-style="normal" fo:font-weight="normal" officeooo:paragraph-rsid="001e0e51" style:font-size-asian="12pt" style:font-size-complex="12pt"/>
    </style:style>
    <style:style style:name="P40" style:family="paragraph" style:parent-style-name="Text_20_body" style:list-style-name="L5">
      <loext:graphic-properties draw:fill="none"/>
      <style:paragraph-properties fo:margin-left="0.5in" fo:margin-right="0in" fo:margin-top="0in" fo:margin-bottom="0in" loext:contextual-spacing="false" style:line-height-at-least="0.2in" fo:text-align="start" style:justify-single-word="false" fo:orphans="2" fo:widows="2" fo:text-indent="0.6866in" style:auto-text-indent="false" fo:background-color="transparent" fo:padding="0in" fo:border="none"/>
      <style:text-properties fo:color="#000000" style:font-name="Times New Roman" fo:font-size="12pt" style:font-size-asian="12pt" style:font-size-complex="12pt"/>
    </style:style>
    <style:style style:name="P41" style:family="paragraph" style:parent-style-name="Text_20_body" style:list-style-name="L5">
      <loext:graphic-properties draw:fill="none"/>
      <style:paragraph-properties fo:margin-left="0.5in" fo:margin-right="0in" fo:margin-top="0in" fo:margin-bottom="0in" loext:contextual-spacing="false" style:line-height-at-least="0.2in" fo:text-align="start" style:justify-single-word="false" fo:orphans="2" fo:widows="2" fo:text-indent="0.6866in" style:auto-text-indent="false" fo:background-color="transparent" fo:padding="0in" fo:border="none">
        <style:tab-stops>
          <style:tab-stop style:position="0.1874in"/>
        </style:tab-stops>
      </style:paragraph-properties>
      <style:text-properties fo:color="#000000" style:font-name="Times New Roman" fo:font-size="12pt" officeooo:paragraph-rsid="001e0e51" style:font-size-asian="12pt" style:font-size-complex="12pt"/>
    </style:style>
    <style:style style:name="P42" style:family="paragraph" style:parent-style-name="Text_20_body" style:list-style-name="L5" style:master-page-name="">
      <loext:graphic-properties draw:fill="none"/>
      <style:paragraph-properties fo:margin-left="0.5in" fo:margin-right="0in" fo:margin-top="0in" fo:margin-bottom="0in" loext:contextual-spacing="false" style:line-height-at-least="0.2in" fo:text-align="start" style:justify-single-word="false" fo:orphans="2" fo:widows="2" fo:text-indent="0.6866in" style:auto-text-indent="false" style:page-number="auto" fo:background-color="transparent" fo:padding="0in" fo:border="non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1c17" style:font-size-asian="12pt" style:font-size-complex="12pt"/>
    </style:style>
    <style:style style:name="P43" style:family="paragraph" style:parent-style-name="Text_20_body" style:list-style-name="L5">
      <loext:graphic-properties draw:fill="none"/>
      <style:paragraph-properties fo:margin-left="0.5in" fo:margin-right="0in" style:line-height-at-least="0.2in" fo:text-align="start" style:justify-single-word="false" fo:orphans="2" fo:widows="2" fo:text-indent="0.6866in" style:auto-text-indent="false" fo:background-color="transparent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4" style:family="paragraph" style:parent-style-name="Standard" style:master-page-name="Standard">
      <style:paragraph-properties fo:margin-left="0in" fo:margin-right="0in" fo:line-height="115%" fo:text-align="center" style:justify-single-word="false" fo:text-indent="0in" style:auto-text-indent="false" style:page-number="auto"/>
      <style:text-properties fo:color="#3465a4" fo:font-size="28pt" fo:language="fr" fo:country="CA" fo:font-weight="bold" officeooo:paragraph-rsid="0016a482" fo:background-color="#3465a4" style:font-size-asian="28pt" style:font-weight-asian="bold" style:font-weight-complex="bold"/>
    </style:style>
    <style:style style:name="P45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officeooo:paragraph-rsid="001c09bb" style:font-size-asian="12pt" style:font-size-complex="12pt"/>
    </style:style>
    <style:style style:name="P46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officeooo:paragraph-rsid="0016a482" style:font-size-asian="12pt" style:font-size-complex="12pt"/>
    </style:style>
    <style:style style:name="P47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officeooo:rsid="0019783b" officeooo:paragraph-rsid="001c09bb" style:font-size-asian="12pt" style:font-size-complex="12pt"/>
    </style:style>
    <style:style style:name="P48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officeooo:rsid="001cfaf6" officeooo:paragraph-rsid="001cfaf6" style:font-size-asian="12pt" style:font-size-complex="12pt"/>
    </style:style>
    <style:style style:name="P49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fo:font-weight="bold" officeooo:rsid="0016a482" officeooo:paragraph-rsid="0016a482" style:font-size-asian="12pt" style:font-weight-asian="bold" style:font-size-complex="12pt" style:font-weight-complex="bold"/>
    </style:style>
    <style:style style:name="P50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fo:font-weight="normal" officeooo:paragraph-rsid="001d1c17" style:font-size-asian="12pt" style:font-weight-asian="normal" style:font-size-complex="12pt" style:font-weight-complex="normal"/>
    </style:style>
    <style:style style:name="P51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fo:font-weight="normal" officeooo:rsid="0016a482" officeooo:paragraph-rsid="001d1c17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>
        <style:tab-stops>
          <style:tab-stop style:position="0.1874in"/>
        </style:tab-stops>
      </style:paragraph-properties>
      <style:text-properties officeooo:paragraph-rsid="0016a482"/>
    </style:style>
    <style:style style:name="P53" style:family="paragraph" style:parent-style-name="Standard" style:list-style-name="L4">
      <style:paragraph-properties>
        <style:tab-stops>
          <style:tab-stop style:position="0.1874in"/>
        </style:tab-stops>
      </style:paragraph-properties>
      <style:text-properties officeooo:paragraph-rsid="001797dd"/>
    </style:style>
    <style:style style:name="P54" style:family="paragraph" style:parent-style-name="Standard" style:list-style-name="L4">
      <style:paragraph-properties>
        <style:tab-stops>
          <style:tab-stop style:position="0.1874in"/>
        </style:tab-stops>
      </style:paragraph-properties>
      <style:text-properties officeooo:paragraph-rsid="00173884"/>
    </style:style>
    <style:style style:name="P55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officeooo:paragraph-rsid="0016a482"/>
    </style:style>
    <style:style style:name="P56" style:family="paragraph" style:parent-style-name="Standard" style:list-style-name="L2">
      <loext:graphic-properties draw:fill="none"/>
      <style:paragraph-properties fo:background-color="transparent">
        <style:tab-stops>
          <style:tab-stop style:position="0.0646in"/>
        </style:tab-stops>
      </style:paragraph-properties>
      <style:text-properties officeooo:paragraph-rsid="0016a482"/>
    </style:style>
    <style:style style:name="P57" style:family="paragraph" style:parent-style-name="Standard" style:list-style-name="L3">
      <style:paragraph-properties>
        <style:tab-stops>
          <style:tab-stop style:position="0.1874in"/>
        </style:tab-stops>
      </style:paragraph-properties>
      <style:text-properties fo:color="#000000" fo:font-size="16pt" fo:font-weight="bold" officeooo:paragraph-rsid="0016a482" style:font-size-asian="16pt" style:font-weight-asian="bold" style:font-weight-complex="bold"/>
    </style:style>
    <style:style style:name="P58" style:family="paragraph" style:parent-style-name="Standard" style:list-style-name="L1">
      <style:paragraph-properties>
        <style:tab-stops>
          <style:tab-stop style:position="0.1874in"/>
        </style:tab-stops>
      </style:paragraph-properties>
      <style:text-properties fo:color="#000000" fo:font-size="16pt" fo:font-weight="bold" officeooo:paragraph-rsid="001797dd" style:font-size-asian="16pt" style:font-weight-asian="bold" style:font-size-complex="16pt" style:font-weight-complex="bold"/>
    </style:style>
    <style:style style:name="P59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fo:color="#000000" fo:font-weight="bold" officeooo:paragraph-rsid="0016a482" style:font-weight-asian="bold" style:font-weight-complex="bold"/>
    </style:style>
    <style:style style:name="P60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fo:color="#000000" style:font-name="Times New Roman" fo:font-size="12pt" fo:font-style="normal" fo:font-weight="normal" officeooo:rsid="001d1c17" officeooo:paragraph-rsid="001d1c17" fo:background-color="#fffff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fo:font-size="14pt" fo:language="fr" fo:country="CA" fo:font-weight="bold" officeooo:paragraph-rsid="0016a482" style:font-size-asian="14pt" style:font-weight-asian="bold" style:font-size-complex="14pt"/>
    </style:style>
    <style:style style:name="P62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fo:color="#222222" style:font-name="Times New Roman" fo:font-size="12pt" fo:font-style="normal" fo:font-weight="normal" officeooo:rsid="001d1c17" officeooo:paragraph-rsid="001d1c17" fo:background-color="#ffffff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fo:color="#222222" style:font-name="Times New Roman" fo:font-size="12pt" fo:font-style="normal" fo:font-weight="normal" officeooo:rsid="001cfaf6" officeooo:paragraph-rsid="001d1c17" fo:background-color="#ffffff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WW8Num2">
      <loext:graphic-properties draw:fill="solid" draw:fill-color="#ffffff"/>
      <style:paragraph-properties fo:margin-top="0.0417in" fo:margin-bottom="0in" loext:contextual-spacing="false" fo:line-height="115%" fo:background-color="#ffffff" style:vertical-align="baseline"/>
      <style:text-properties officeooo:paragraph-rsid="0016a482"/>
    </style:style>
    <style:style style:name="P65" style:family="paragraph" style:parent-style-name="Standard" style:list-style-name="WW8Num2">
      <loext:graphic-properties draw:fill="solid" draw:fill-color="#ffffff"/>
      <style:paragraph-properties fo:margin-top="0.0417in" fo:margin-bottom="0in" loext:contextual-spacing="false" fo:background-color="#ffffff" style:vertical-align="baseline"/>
      <style:text-properties fo:color="#000000" fo:font-size="14pt" fo:font-weight="bold" officeooo:paragraph-rsid="0016a482" style:font-size-asian="14pt" style:font-weight-asian="bold" style:font-size-complex="14pt" style:font-weight-complex="bold"/>
    </style:style>
    <style:style style:name="P66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0.0646in"/>
        </style:tab-stops>
      </style:paragraph-properties>
      <style:text-properties officeooo:paragraph-rsid="0016a482"/>
    </style:style>
    <style:style style:name="P67" style:family="paragraph" style:parent-style-name="Standard" style:list-style-name="L6">
      <loext:graphic-properties draw:fill="none"/>
      <style:paragraph-properties fo:margin-left="1.1866in" fo:margin-right="0in" fo:text-indent="0in" style:auto-text-indent="false" fo:background-color="transparent">
        <style:tab-stops>
          <style:tab-stop style:position="0.0646in"/>
        </style:tab-stops>
      </style:paragraph-properties>
      <style:text-properties officeooo:paragraph-rsid="0016a482"/>
    </style:style>
    <style:style style:name="P68" style:family="paragraph" style:parent-style-name="Standard" style:list-style-name="L6">
      <loext:graphic-properties draw:fill="none"/>
      <style:paragraph-properties fo:margin-left="1.1866in" fo:margin-right="0in" fo:text-indent="0in" style:auto-text-indent="false" fo:background-color="transparent">
        <style:tab-stops>
          <style:tab-stop style:position="0.0646in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6a482" style:font-size-asian="12pt" style:font-style-asian="normal" style:font-weight-asian="normal" style:font-name-complex="Times New Roman" style:font-size-complex="12pt" style:font-weight-complex="normal"/>
    </style:style>
    <style:style style:name="P69" style:family="paragraph" style:parent-style-name="Standard" style:list-style-name="L6" style:master-page-name="">
      <loext:graphic-properties draw:fill="none"/>
      <style:paragraph-properties fo:margin-left="1.1866in" fo:margin-right="0in" fo:text-indent="0in" style:auto-text-indent="false" style:page-number="auto" fo:background-color="transparent">
        <style:tab-stops>
          <style:tab-stop style:position="0.0646in"/>
        </style:tab-stops>
      </style:paragraph-properties>
      <style:text-properties officeooo:paragraph-rsid="0016a482"/>
    </style:style>
    <style:style style:name="P70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officeooo:paragraph-rsid="0016a482"/>
    </style:style>
    <style:style style:name="P71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fo:color="#000000" officeooo:rsid="0016a482" officeooo:paragraph-rsid="0016a482"/>
    </style:style>
    <style:style style:name="P72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fo:color="#000000" officeooo:paragraph-rsid="0016a482"/>
    </style:style>
    <style:style style:name="P73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fo:color="#000000" officeooo:rsid="00364095" officeooo:paragraph-rsid="0016a482"/>
    </style:style>
    <style:style style:name="P74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fo:color="#000000" officeooo:rsid="001dedf5" officeooo:paragraph-rsid="0016a482"/>
    </style:style>
    <style:style style:name="P75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officeooo:rsid="0016a482" officeooo:paragraph-rsid="00170ce5"/>
    </style:style>
    <style:style style:name="P76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officeooo:rsid="000e35fc" officeooo:paragraph-rsid="0016a482"/>
    </style:style>
    <style:style style:name="P77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officeooo:rsid="000e35fc" officeooo:paragraph-rsid="001e2873"/>
    </style:style>
    <style:style style:name="P78" style:family="paragraph">
      <style:paragraph-properties fo:text-align="center"/>
    </style:style>
    <style:style style:name="P79" style:family="paragraph">
      <loext:graphic-properties draw:fill="solid" draw:fill-color="#5983b0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T1" style:family="text">
      <style:text-properties fo:language="fr" fo:country="CA"/>
    </style:style>
    <style:style style:name="T2" style:family="text">
      <style:text-properties fo:language="fr" fo:country="CA" fo:font-weight="bold" style:font-weight-asian="bold" style:font-weight-complex="bold"/>
    </style:style>
    <style:style style:name="T3" style:family="text">
      <style:text-properties fo:language="fr" fo:country="CA" fo:font-weight="bold" officeooo:rsid="00364095" style:font-weight-asian="bold" style:font-weight-complex="bold"/>
    </style:style>
    <style:style style:name="T4" style:family="text">
      <style:text-properties fo:color="#808080"/>
    </style:style>
    <style:style style:name="T5" style:family="text">
      <style:text-properties fo:color="#808080" fo:font-size="13pt" fo:language="fr" fo:country="CA" style:font-size-asian="13pt" style:font-size-complex="13pt"/>
    </style:style>
    <style:style style:name="T6" style:family="text">
      <style:text-properties fo:font-size="13pt" fo:language="fr" fo:country="CA" style:font-size-asian="13pt" style:font-size-complex="13pt"/>
    </style:style>
    <style:style style:name="T7" style:family="text">
      <style:text-properties fo:font-size="13pt" fo:font-weight="bold" style:font-size-asian="13pt" style:font-weight-asian="bold" style:font-size-complex="13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31cb5c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19783b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2d6379" style:font-size-asian="13pt" style:font-weight-asian="bold" style:font-size-complex="13pt" style:font-weight-complex="bold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19783b" style:font-size-asian="13pt" style:font-weight-asian="normal" style:font-size-complex="13pt" style:font-weight-complex="normal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19783b" style:font-size-asian="13pt" style:font-size-complex="13pt"/>
    </style:style>
    <style:style style:name="T16" style:family="text">
      <style:text-properties style:font-name="Times New Roman" fo:font-size="13pt" style:font-name-asian="Times New Roman" style:font-size-asian="13pt" style:font-name-complex="Times New Roman" style:font-size-complex="13pt"/>
    </style:style>
    <style:style style:name="T17" style:family="text">
      <style:text-properties style:font-name="Times New Roman" fo:font-size="13pt" style:font-size-asian="13pt" style:font-name-complex="Times New Roman" style:font-size-complex="13pt"/>
    </style:style>
    <style:style style:name="T18" style:family="text">
      <style:text-properties style:font-name="Times New Roman" fo:font-size="13pt" officeooo:rsid="0019783b" style:font-size-asian="13pt" style:font-name-complex="Times New Roman" style:font-size-complex="13pt"/>
    </style:style>
    <style:style style:name="T19" style:family="text">
      <style:text-properties style:font-name="Times New Roman" fo:font-size="13pt" fo:font-weight="normal" style:font-size-asian="13pt" style:font-weight-asian="normal" style:font-name-complex="Times New Roman" style:font-size-complex="13pt" style:font-weight-complex="normal"/>
    </style:style>
    <style:style style:name="T20" style:family="text">
      <style:text-properties style:font-name="Times New Roman" fo:font-size="24pt" style:text-underline-style="none" fo:font-weight="bold" officeooo:rsid="0031cb5c" style:font-size-asian="24pt" style:font-weight-asian="bold" style:font-name-complex="Times New Roman" style:font-size-complex="24pt" style:font-weight-complex="bold"/>
    </style:style>
    <style:style style:name="T21" style:family="text">
      <style:text-properties style:font-name="Times New Roman" fo:font-size="24pt" style:text-underline-style="none" fo:font-weight="bold" officeooo:rsid="0019783b" style:font-size-asian="24pt" style:font-weight-asian="bold" style:font-name-complex="Times New Roman" style:font-size-complex="24pt" style:font-weight-complex="bold"/>
    </style:style>
    <style:style style:name="T22" style:family="text">
      <style:text-properties style:font-name="Times New Roman" fo:font-size="24pt" style:text-underline-style="none" fo:font-weight="bold" officeooo:rsid="001f631b" style:font-size-asian="24pt" style:font-weight-asian="bold" style:font-name-complex="Times New Roman" style:font-size-complex="24pt" style:font-weight-complex="bold"/>
    </style:style>
    <style:style style:name="T23" style:family="text">
      <style:text-properties fo:font-variant="normal" fo:text-transform="none" style:font-name="Times New Roman" fo:font-size="13pt" fo:letter-spacing="normal" fo:font-style="normal" fo:font-weight="normal" fo:background-color="#ffffff" loext:char-shading-value="0" style:font-size-asian="13pt" style:font-style-asian="normal" style:font-weight-asian="normal" style:font-name-complex="Times New Roman" style:font-size-complex="13pt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19b873" style:font-size-asian="12pt" style:font-style-asian="normal" style:font-weight-asian="normal" style:font-name-complex="Times New Roman" style:font-size-complex="12pt" style:font-weight-complex="normal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officeooo:rsid="0039b15d" style:font-size-asian="12pt" style:font-style-asian="normal" style:font-weight-asian="normal" style:font-name-complex="Times New Roman" style:font-size-complex="12pt" style:font-weight-complex="normal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officeooo:rsid="001c8e59" style:font-size-asian="12pt" style:font-style-asian="normal" style:font-weight-asian="normal" style:font-name-complex="Times New Roman" style:font-size-complex="12pt" style:font-weight-complex="normal"/>
    </style:style>
    <style:style style:name="T28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 style:font-weight-complex="bold"/>
    </style:style>
    <style:style style:name="T29" style:family="text">
      <style:text-properties fo:font-variant="normal" fo:text-transform="none" fo:color="#000000" fo:letter-spacing="normal" fo:font-style="normal" fo:font-weight="normal" officeooo:rsid="002d6379" style:font-style-asian="normal" style:font-weight-asian="normal" style:font-name-complex="Times New Roman" style:font-weight-complex="bold"/>
    </style:style>
    <style:style style:name="T30" style:family="text">
      <style:text-properties fo:font-variant="normal" fo:text-transform="none" fo:color="#000000" fo:letter-spacing="normal" fo:font-style="normal" fo:font-weight="normal" officeooo:rsid="0039b15d" style:font-style-asian="normal" style:font-weight-asian="normal" style:font-name-complex="Times New Roman" style:font-weight-complex="bold"/>
    </style:style>
    <style:style style:name="T31" style:family="text">
      <style:text-properties fo:font-variant="normal" fo:text-transform="none" fo:color="#000000" fo:letter-spacing="normal" fo:font-style="normal" fo:font-weight="normal" officeooo:rsid="001e0e51" style:font-style-asian="normal" style:font-weight-asian="normal" style:font-name-complex="Times New Roman" style:font-weight-complex="bold"/>
    </style:style>
    <style:style style:name="T32" style:family="text">
      <style:text-properties fo:font-variant="normal" fo:text-transform="none" fo:color="#000000" fo:letter-spacing="normal" fo:font-style="normal" fo:font-weight="normal" officeooo:rsid="002d06d4" style:font-style-asian="normal" style:font-weight-asian="normal" style:font-name-complex="Times New Roman" style:font-weight-complex="bold"/>
    </style:style>
    <style:style style:name="T33" style:family="text">
      <style:text-properties fo:font-variant="normal" fo:text-transform="none" fo:color="#000000" fo:letter-spacing="normal" fo:font-style="normal" fo:font-weight="normal" officeooo:rsid="002ee477" style:font-style-asian="normal" style:font-weight-asian="normal" style:font-name-complex="Times New Roman" style:font-weight-complex="bold"/>
    </style:style>
    <style:style style:name="T34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 style:font-weight-complex="normal"/>
    </style:style>
    <style:style style:name="T35" style:family="text">
      <style:text-properties fo:font-variant="normal" fo:text-transform="none" fo:color="#000000" fo:letter-spacing="normal" fo:font-style="normal" fo:font-weight="normal" officeooo:rsid="0016a482" style:font-style-asian="normal" style:font-weight-asian="normal" style:font-name-complex="Times New Roman" style:font-weight-complex="normal"/>
    </style:style>
    <style:style style:name="T36" style:family="text">
      <style:text-properties fo:font-variant="normal" fo:text-transform="none" fo:color="#000000" fo:letter-spacing="normal" fo:font-style="normal" fo:font-weight="normal" officeooo:rsid="002ee477" style:font-style-asian="normal" style:font-weight-asian="normal" style:font-name-complex="Times New Roman" style:font-weight-complex="normal"/>
    </style:style>
    <style:style style:name="T37" style:family="text">
      <style:text-properties fo:font-variant="normal" fo:text-transform="none" fo:color="#000000" fo:letter-spacing="normal" fo:font-style="normal" fo:font-weight="normal" officeooo:rsid="001aff34" style:font-style-asian="normal" style:font-weight-asian="normal" style:font-name-complex="Times New Roman" style:font-weight-complex="normal"/>
    </style:style>
    <style:style style:name="T38" style:family="text">
      <style:text-properties fo:font-variant="normal" fo:text-transform="none" fo:color="#000000" fo:letter-spacing="normal" fo:font-style="normal" fo:font-weight="bold" style:font-style-asian="normal" style:font-weight-asian="bold" style:font-name-complex="Times New Roman" style:font-weight-complex="bold"/>
    </style:style>
    <style:style style:name="T39" style:family="text">
      <style:text-properties fo:font-variant="normal" fo:text-transform="none" fo:color="#000000" fo:letter-spacing="normal" fo:font-style="normal" fo:font-weight="bold" officeooo:rsid="002ee477" style:font-style-asian="normal" style:font-weight-asian="bold" style:font-name-complex="Times New Roman" style:font-weight-complex="bold"/>
    </style:style>
    <style:style style:name="T40" style:family="text">
      <style:text-properties fo:font-variant="normal" fo:text-transform="none" fo:color="#181717" fo:letter-spacing="normal" fo:font-style="normal" fo:font-weight="bold" style:font-weight-asian="bold" style:font-weight-complex="bold"/>
    </style:style>
    <style:style style:name="T41" style:family="text">
      <style:text-properties fo:font-variant="normal" fo:text-transform="none" fo:color="#181717" fo:letter-spacing="normal" fo:font-style="normal" fo:font-weight="bold" style:font-style-asian="normal" style:font-weight-asian="bold" style:font-name-complex="Times New Roman" style:font-weight-complex="bold"/>
    </style:style>
    <style:style style:name="T42" style:family="text">
      <style:text-properties fo:font-variant="normal" fo:text-transform="none" fo:color="#181717" fo:letter-spacing="normal" fo:font-style="normal" fo:font-weight="normal"/>
    </style:style>
    <style:style style:name="T43" style:family="text">
      <style:text-properties fo:font-variant="normal" fo:text-transform="none" fo:color="#181717" fo:letter-spacing="normal" fo:font-style="normal" fo:font-weight="normal" style:font-style-asian="normal" style:font-weight-asian="normal" style:font-name-complex="Times New Roman" style:font-weight-complex="bold"/>
    </style:style>
    <style:style style:name="T44" style:family="text">
      <style:text-properties fo:font-variant="normal" fo:text-transform="none" fo:color="#181717" fo:letter-spacing="normal" fo:font-style="normal" fo:font-weight="normal" officeooo:rsid="0019783b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45" style:family="text">
      <style:text-properties fo:font-variant="normal" fo:text-transform="none" fo:color="#181717" fo:letter-spacing="normal" fo:font-style="normal" officeooo:rsid="001d1c17"/>
    </style:style>
    <style:style style:name="T46" style:family="text">
      <style:text-properties fo:font-variant="normal" fo:text-transform="none" fo:color="#222222" fo:letter-spacing="normal" fo:font-style="normal" fo:font-weight="normal" officeooo:rsid="0019783b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47" style:family="text">
      <style:text-properties fo:font-variant="normal" fo:text-transform="none" fo:color="#222222" fo:letter-spacing="normal" fo:font-style="normal" fo:font-weight="bold" officeooo:rsid="001aff34" fo:background-color="#ffffff" loext:char-shading-value="0" style:font-style-asian="normal" style:font-weight-asian="bold" style:font-name-complex="Times New Roman" style:font-style-complex="normal" style:font-weight-complex="bold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letter-spacing="normal" fo:font-style="normal" fo:font-weight="normal" officeooo:rsid="001e0e51"/>
    </style:style>
    <style:style style:name="T50" style:family="text">
      <style:text-properties fo:font-variant="normal" fo:text-transform="none" fo:letter-spacing="normal" fo:font-style="normal" fo:font-weight="normal" officeooo:rsid="00245e7c" style:font-weight-asian="normal" style:font-name-complex="Times New Roman" style:font-weight-complex="bold"/>
    </style:style>
    <style:style style:name="T51" style:family="text">
      <style:text-properties fo:font-variant="normal" fo:text-transform="none" fo:letter-spacing="normal" fo:font-style="normal" fo:font-weight="normal" officeooo:rsid="001e0e51" style:font-weight-asian="normal" style:font-name-complex="Times New Roman" style:font-weight-complex="bold"/>
    </style:style>
    <style:style style:name="T52" style:family="text">
      <style:text-properties fo:color="#3465a4"/>
    </style:style>
    <style:style style:name="T53" style:family="text">
      <style:text-properties fo:color="#3465a4" fo:font-size="13pt" fo:language="fr" fo:country="CA" style:text-underline-style="none" fo:font-weight="bold" style:font-size-asian="13pt" style:font-weight-asian="bold" style:font-size-complex="13pt" style:font-weight-complex="bold"/>
    </style:style>
    <style:style style:name="T54" style:family="text">
      <style:text-properties fo:color="#3465a4" fo:font-size="13pt" fo:language="fr" fo:country="CA" style:font-size-asian="13pt" style:font-size-complex="13pt"/>
    </style:style>
    <style:style style:name="T55" style:family="text">
      <style:text-properties fo:color="#3465a4" fo:font-size="13pt" fo:language="fr" fo:country="CA" fo:font-weight="bold" style:font-size-asian="13pt" style:font-weight-asian="bold" style:font-size-complex="13pt" style:font-weight-complex="bold"/>
    </style:style>
    <style:style style:name="T56" style:family="text">
      <style:text-properties fo:color="#3465a4" fo:font-size="13pt" fo:font-weight="bold" style:font-size-asian="13pt" style:font-weight-asian="bold" style:font-size-complex="13pt" style:font-weight-complex="bold"/>
    </style:style>
    <style:style style:name="T57" style:family="text">
      <style:text-properties fo:color="#3465a4" fo:font-size="13pt" fo:font-weight="bold" officeooo:rsid="000af085" style:font-size-asian="13pt" style:font-weight-asian="bold" style:font-size-complex="13pt" style:font-weight-complex="bold"/>
    </style:style>
    <style:style style:name="T58" style:family="text">
      <style:text-properties fo:color="#3465a4" fo:font-weight="bold" style:font-weight-asian="bold" style:font-weight-complex="bold"/>
    </style:style>
    <style:style style:name="T59" style:family="text">
      <style:text-properties fo:color="#3465a4"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60" style:family="text">
      <style:text-properties fo:color="#3465a4" fo:font-size="20pt" style:font-size-asian="20pt" style:font-size-complex="20pt"/>
    </style:style>
    <style:style style:name="T61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62" style:family="text">
      <style:text-properties fo:color="#993300" fo:font-size="13pt" fo:language="fr" fo:country="CA" fo:font-weight="bold" style:font-size-asian="13pt" style:font-weight-asian="bold" style:font-size-complex="13pt" style:font-weight-complex="bold"/>
    </style:style>
    <style:style style:name="T63" style:family="text">
      <style:text-properties fo:font-size="16pt" fo:font-weight="bold" style:font-size-asian="16pt" style:font-weight-asian="bold" style:font-size-complex="16pt"/>
    </style:style>
    <style:style style:name="T64" style:family="text">
      <style:text-properties fo:font-size="16pt" fo:font-weight="bold" officeooo:rsid="0019783b" style:font-size-asian="16pt" style:font-weight-asian="bold" style:font-size-complex="16pt"/>
    </style:style>
    <style:style style:name="T65" style:family="text">
      <style:text-properties fo:font-size="16pt" fo:font-weight="bold" style:font-size-asian="16pt" style:font-weight-asian="bold" style:font-size-complex="16pt" style:font-weight-complex="bold"/>
    </style:style>
    <style:style style:name="T66" style:family="text">
      <style:text-properties fo:font-size="16pt" fo:font-weight="bold" officeooo:rsid="0019783b" style:font-size-asian="16pt" style:font-weight-asian="bold" style:font-size-complex="16pt" style:font-weight-complex="bold"/>
    </style:style>
    <style:style style:name="T67" style:family="text">
      <style:text-properties fo:color="#000000"/>
    </style:style>
    <style:style style:name="T6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color="#000000" fo:font-style="normal" fo:font-weight="normal" officeooo:rsid="001c09bb" style:font-style-asian="normal" style:font-weight-asian="normal" style:font-style-complex="normal" style:font-weight-complex="normal"/>
    </style:style>
    <style:style style:name="T71" style:family="text">
      <style:text-properties fo:color="#000000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7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3" style:family="text">
      <style:text-properties fo:color="#000000" fo:font-weight="bold" style:font-weight-asian="bold" style:font-weight-complex="bold"/>
    </style:style>
    <style:style style:name="T74" style:family="text">
      <style:text-properties fo:color="#000000" fo:language="fr" fo:country="CA" fo:font-weight="normal" style:font-weight-asian="normal" style:font-weight-complex="normal"/>
    </style:style>
    <style:style style:name="T75" style:family="text">
      <style:text-properties fo:color="#000000" fo:language="fr" fo:country="CA" fo:font-weight="normal" fo:background-color="#ffffff" loext:char-shading-value="0" style:font-weight-asian="normal" style:font-weight-complex="normal"/>
    </style:style>
    <style:style style:name="T76" style:family="text">
      <style:text-properties fo:color="#000000" fo:font-weight="normal" style:font-weight-asian="normal" style:font-weight-complex="normal"/>
    </style:style>
    <style:style style:name="T77" style:family="text">
      <style:text-properties fo:color="#000000" fo:font-weight="normal" officeooo:rsid="00278f7f" style:font-weight-asian="normal" style:font-weight-complex="normal"/>
    </style:style>
    <style:style style:name="T78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79" style:family="text"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80" style:family="text">
      <style:text-properties fo:color="#000000" style:font-name="Times New Roman" fo:font-size="12pt" fo:font-weight="normal" officeooo:rsid="00245e7c" style:font-size-asian="12pt" style:font-weight-asian="normal" style:font-name-complex="Times New Roman" style:font-size-complex="12pt" style:font-weight-complex="normal"/>
    </style:style>
    <style:style style:name="T81" style:family="text">
      <style:text-properties fo:color="#000000" style:font-name="Times New Roman" fo:font-size="12pt" fo:font-weight="normal" officeooo:rsid="001e0e51" style:font-size-asian="12pt" style:font-weight-asian="normal" style:font-name-complex="Times New Roman" style:font-size-complex="12pt" style:font-weight-complex="normal"/>
    </style:style>
    <style:style style:name="T82" style:family="text"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bold"/>
    </style:style>
    <style:style style:name="T83" style:family="text">
      <style:text-properties fo:color="#000000" style:font-name="Times New Roman" fo:font-size="12pt" fo:font-weight="normal" officeooo:rsid="0019b873" style:font-size-asian="12pt" style:font-weight-asian="normal" style:font-name-complex="Times New Roman" style:font-size-complex="12pt" style:font-weight-complex="bold"/>
    </style:style>
    <style:style style:name="T84" style:family="text">
      <style:text-properties fo:color="#000000" style:font-name="Times New Roman" fo:font-size="12pt" fo:font-weight="normal" officeooo:rsid="0022a6c1" style:font-size-asian="12pt" style:font-weight-asian="normal" style:font-name-complex="Times New Roman" style:font-size-complex="12pt" style:font-weight-complex="bold"/>
    </style:style>
    <style:style style:name="T85" style:family="text">
      <style:text-properties fo:color="#000000" style:font-name="Times New Roman" fo:font-size="12pt" fo:font-weight="normal" officeooo:rsid="00245e7c" style:font-size-asian="12pt" style:font-weight-asian="normal" style:font-name-complex="Times New Roman" style:font-size-complex="12pt" style:font-weight-complex="bold"/>
    </style:style>
    <style:style style:name="T86" style:family="text">
      <style:text-properties fo:color="#000000" style:font-name="Times New Roman" fo:font-size="12pt" fo:font-weight="normal" officeooo:rsid="001797dd" style:font-size-asian="12pt" style:font-weight-asian="normal" style:font-name-complex="Times New Roman" style:font-size-complex="12pt" style:font-weight-complex="bold"/>
    </style:style>
    <style:style style:name="T87" style:family="text">
      <style:text-properties fo:color="#000000" style:font-name="Times New Roman" fo:font-size="12pt" fo:font-weight="normal" officeooo:rsid="001e0e51" style:font-size-asian="12pt" style:font-weight-asian="normal" style:font-name-complex="Times New Roman" style:font-size-complex="12pt" style:font-weight-complex="bold"/>
    </style:style>
    <style:style style:name="T88" style:family="text"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89" style:family="text">
      <style:text-properties fo:color="#000000" style:font-name="Times New Roman" fo:font-size="12pt" fo:font-weight="bold" officeooo:rsid="0019b873" style:font-size-asian="12pt" style:font-weight-asian="bold" style:font-name-complex="Times New Roman" style:font-size-complex="12pt" style:font-weight-complex="bold"/>
    </style:style>
    <style:style style:name="T90" style:family="text">
      <style:text-properties fo:color="#000000" style:font-name="Times New Roman" fo:font-size="12pt" style:text-underline-style="none" fo:font-weight="normal" officeooo:rsid="0019b873" style:font-size-asian="12pt" style:font-weight-asian="normal" style:font-name-complex="Times New Roman" style:font-size-complex="12pt" style:font-weight-complex="bold"/>
    </style:style>
    <style:style style:name="T9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92" style:family="text">
      <style:text-properties fo:color="#000000" fo:font-size="12pt" fo:font-weight="normal" officeooo:rsid="001d1c17" style:font-size-asian="12pt" style:font-weight-asian="normal" style:font-size-complex="12pt" style:font-weight-complex="normal"/>
    </style:style>
    <style:style style:name="T9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4" style:family="text">
      <style:text-properties fo:color="#000000" fo:font-size="12pt" fo:font-weight="bold" officeooo:rsid="0022a6c1" style:font-size-asian="12pt" style:font-weight-asian="bold" style:font-size-complex="12pt" style:font-weight-complex="bold"/>
    </style:style>
    <style:style style:name="T95" style:family="text">
      <style:text-properties fo:color="#000000" fo:font-size="12pt" fo:font-weight="bold" officeooo:rsid="0002001a" style:font-size-asian="12pt" style:font-weight-asian="bold" style:font-size-complex="12pt" style:font-weight-complex="bold"/>
    </style:style>
    <style:style style:name="T96" style:family="text">
      <style:text-properties fo:color="#000000" fo:font-size="12pt" fo:font-weight="bold" officeooo:rsid="001797dd" style:font-size-asian="12pt" style:font-weight-asian="bold" style:font-size-complex="12pt" style:font-weight-complex="bold"/>
    </style:style>
    <style:style style:name="T97" style:family="text">
      <style:text-properties fo:color="#000000" fo:font-size="12pt" fo:font-weight="bold" officeooo:rsid="001e2873" style:font-size-asian="12pt" style:font-weight-asian="bold" style:font-size-complex="12pt" style:font-weight-complex="bold"/>
    </style:style>
    <style:style style:name="T98" style:family="text">
      <style:text-properties fo:color="#000000" officeooo:rsid="001dedf5"/>
    </style:style>
    <style:style style:name="T99" style:family="text">
      <style:text-properties fo:color="#000000" officeooo:rsid="000ff978"/>
    </style:style>
    <style:style style:name="T100" style:family="text">
      <style:text-properties fo:color="#000000" officeooo:rsid="00364095"/>
    </style:style>
    <style:style style:name="T101" style:family="text">
      <style:text-properties fo:color="#000000" officeooo:rsid="000e35fc"/>
    </style:style>
    <style:style style:name="T102" style:family="text">
      <style:text-properties fo:color="#000000" officeooo:rsid="001f801e"/>
    </style:style>
    <style:style style:name="T103" style:family="text">
      <style:text-properties fo:color="#000000" officeooo:rsid="0020c836"/>
    </style:style>
    <style:style style:name="T104" style:family="text">
      <style:text-properties fo:color="#000000" officeooo:rsid="0016a482"/>
    </style:style>
    <style:style style:name="T105" style:family="text">
      <style:text-properties fo:color="#000000" officeooo:rsid="00170ce5"/>
    </style:style>
    <style:style style:name="T106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107" style:family="text">
      <style:text-properties fo:color="#000000" fo:font-size="15pt" fo:font-weight="bold" officeooo:rsid="002d6379" style:font-size-asian="15pt" style:font-weight-asian="bold" style:font-size-complex="15pt" style:font-weight-complex="bold"/>
    </style:style>
    <style:style style:name="T108" style:family="text">
      <style:text-properties fo:color="#000000" officeooo:rsid="001e2873"/>
    </style:style>
    <style:style style:name="T109" style:family="text">
      <style:text-properties fo:color="#222222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110" style:family="text">
      <style:text-properties fo:color="#222222" fo:font-style="normal" fo:font-weight="normal" officeooo:rsid="0019783b" fo:background-color="#ffffff" loext:char-shading-value="0" style:font-style-asian="normal" style:font-weight-asian="normal" style:font-style-complex="normal" style:font-weight-complex="normal"/>
    </style:style>
    <style:style style:name="T111" style:family="text">
      <style:text-properties fo:color="#222222" fo:font-style="normal" fo:font-weight="normal" officeooo:rsid="0016a482" fo:background-color="#ffffff" loext:char-shading-value="0" style:font-style-asian="normal" style:font-weight-asian="normal" style:font-style-complex="normal" style:font-weight-complex="normal"/>
    </style:style>
    <style:style style:name="T112" style:family="text">
      <style:text-properties fo:color="#222222" fo:font-style="normal" fo:font-weight="normal" officeooo:rsid="001c09bb" fo:background-color="#ffffff" loext:char-shading-value="0" style:font-style-asian="normal" style:font-weight-asian="normal" style:font-style-complex="normal" style:font-weight-complex="normal"/>
    </style:style>
    <style:style style:name="T113" style:family="text">
      <style:text-properties fo:color="#222222" fo:font-style="normal" fo:font-weight="normal" officeooo:rsid="001e0e51" fo:background-color="#ffffff" loext:char-shading-value="0" style:font-style-asian="normal" style:font-weight-asian="normal" style:font-style-complex="normal" style:font-weight-complex="normal"/>
    </style:style>
    <style:style style:name="T114" style:family="text">
      <style:text-properties fo:color="#222222" fo:font-style="normal" fo:font-weight="bold" fo:background-color="#ffffff" loext:char-shading-value="0" style:font-style-asian="normal" style:font-weight-asian="bold" style:font-style-complex="normal" style:font-weight-complex="bold"/>
    </style:style>
    <style:style style:name="T115" style:family="text">
      <style:text-properties fo:color="#222222" fo:font-style="normal" fo:font-weight="bold" officeooo:rsid="001e0e51" fo:background-color="#ffffff" loext:char-shading-value="0" style:font-style-asian="normal" style:font-weight-asian="bold" style:font-style-complex="normal" style:font-weight-complex="bold"/>
    </style:style>
    <style:style style:name="T116" style:family="text">
      <style:text-properties fo:color="#222222" fo:font-style="normal" fo:background-color="#ffffff" loext:char-shading-value="0" style:font-style-asian="normal" style:font-style-complex="normal"/>
    </style:style>
    <style:style style:name="T117" style:family="text">
      <style:text-properties fo:color="#222222" fo:font-style="normal" officeooo:rsid="0019783b" fo:background-color="#ffffff" loext:char-shading-value="0" style:font-style-asian="normal" style:font-style-complex="normal"/>
    </style:style>
    <style:style style:name="T118" style:family="text">
      <style:text-properties fo:color="#222222" fo:font-style="normal" officeooo:rsid="001d1c17" fo:background-color="#ffffff" loext:char-shading-value="0" style:font-style-asian="normal" style:font-style-complex="normal"/>
    </style:style>
    <style:style style:name="T119" style:family="text">
      <style:text-properties fo:color="#222222" fo:font-style="italic" fo:background-color="#ffffff" loext:char-shading-value="0" style:font-style-asian="italic" style:font-style-complex="italic"/>
    </style:style>
    <style:style style:name="T120" style:family="text">
      <style:text-properties fo:color="#222222"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121" style:family="text">
      <style:text-properties fo:color="#222222" fo:font-size="20pt" fo:font-style="italic" fo:font-weight="bold" fo:background-color="#ffffff" loext:char-shading-value="0" style:font-size-asian="20pt" style:font-style-asian="italic" style:font-weight-asian="bold" style:font-size-complex="20pt" style:font-style-complex="italic" style:font-weight-complex="bold"/>
    </style:style>
    <style:style style:name="T122" style:family="text">
      <style:text-properties fo:font-weight="bold" style:font-weight-asian="bold"/>
    </style:style>
    <style:style style:name="T123" style:family="text">
      <style:text-properties fo:font-weight="bold" officeooo:rsid="0039b15d" style:font-weight-asian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01d1c17" style:font-weight-asian="bold" style:font-weight-complex="bold"/>
    </style:style>
    <style:style style:name="T126" style:family="text">
      <style:text-properties fo:font-weight="bold" officeooo:rsid="001e0e51" style:font-weight-asian="bold" style:font-weight-complex="bold"/>
    </style:style>
    <style:style style:name="T127" style:family="text">
      <style:text-properties officeooo:rsid="0039b15d"/>
    </style:style>
    <style:style style:name="T128" style:family="text">
      <style:text-properties officeooo:rsid="003eed3d"/>
    </style:style>
    <style:style style:name="T129" style:family="text">
      <style:text-properties fo:font-size="15pt" style:font-size-asian="15pt" style:font-size-complex="15pt"/>
    </style:style>
    <style:style style:name="T130" style:family="text">
      <style:text-properties fo:font-size="14pt" fo:font-weight="bold" style:font-size-asian="14pt" style:font-weight-asian="bold" style:font-size-complex="14pt"/>
    </style:style>
    <style:style style:name="T131" style:family="text">
      <style:text-properties fo:font-size="14pt" fo:font-weight="bold" style:font-size-asian="14pt" style:font-weight-asian="bold" style:font-size-complex="14pt" style:font-weight-complex="bold"/>
    </style:style>
    <style:style style:name="T132" style:family="text">
      <style:text-properties fo:font-size="14pt" fo:language="fr" fo:country="CA" fo:font-weight="bold" style:font-size-asian="14pt" style:font-weight-asian="bold" style:font-size-complex="14pt"/>
    </style:style>
    <style:style style:name="T133" style:family="text">
      <style:text-properties fo:font-size="14pt" fo:language="fr" fo:country="CA" fo:font-weight="bold" officeooo:rsid="0019b873" style:font-size-asian="14pt" style:font-weight-asian="bold" style:font-size-complex="14pt"/>
    </style:style>
    <style:style style:name="T134" style:family="text">
      <style:text-properties fo:font-size="14pt" fo:language="fr" fo:country="CA" fo:font-weight="bold" officeooo:rsid="001b3167" style:font-size-asian="14pt" style:font-weight-asian="bold" style:font-size-complex="14pt"/>
    </style:style>
    <style:style style:name="T135" style:family="text">
      <style:text-properties style:font-weight-complex="bold"/>
    </style:style>
    <style:style style:name="T136" style:family="text">
      <style:text-properties officeooo:rsid="0022a6c1" style:font-weight-complex="bold"/>
    </style:style>
    <style:style style:name="T137" style:family="text">
      <style:text-properties officeooo:rsid="001d1c17" style:font-weight-complex="bold"/>
    </style:style>
    <style:style style:name="T138" style:family="text">
      <style:text-properties fo:language="en" fo:country="US" fo:font-weight="bold" style:font-weight-asian="bold" style:font-weight-complex="bold"/>
    </style:style>
    <style:style style:name="T139" style:family="text">
      <style:text-properties officeooo:rsid="000e35fc"/>
    </style:style>
    <style:style style:name="T140" style:family="text">
      <style:text-properties officeooo:rsid="001dedf5"/>
    </style:style>
    <style:style style:name="T141" style:family="text">
      <style:text-properties fo:font-weight="normal" officeooo:rsid="0022a6c1" style:font-weight-asian="normal" style:font-weight-complex="normal"/>
    </style:style>
    <style:style style:name="T142" style:family="text">
      <style:text-properties officeooo:rsid="001d1c17"/>
    </style:style>
    <style:style style:name="T143" style:family="text">
      <style:text-properties officeooo:rsid="001e0e51"/>
    </style:style>
    <style:style style:name="T144" style:family="text">
      <style:text-properties officeooo:rsid="0019b873" style:font-weight-asian="normal" style:font-name-complex="Times New Roman" style:font-weight-complex="bold"/>
    </style:style>
    <style:style style:name="T145" style:family="text">
      <style:text-properties officeooo:rsid="001d1c17" style:font-weight-asian="normal" style:font-name-complex="Times New Roman" style:font-weight-complex="bold"/>
    </style:style>
    <style:style style:name="T146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98in" fo:text-indent="-0.25in" fo:margin-left="0.70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2in" svg:stroke-color="#5983b0" draw:marker-start-width="0.4362in" draw:marker-end-width="0.4362in" draw:fill="solid" draw:fill-color="#5983b0" fo:min-height="0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text:anchor-type="paragraph" draw:z-index="0" draw:name="Shape1" draw:style-name="gr1" draw:text-style-name="P79" svg:width="6.8669in" svg:height="0.5315in" svg:x="0.0291in" svg:y="0.0055in"><draw:text-box><text:p text:style-name="P78"><text:span text:style-name="T146">Gaganpreet Kaur</text:span></text:p></draw:text-box></draw:frame><text:s/></text:p>
      <text:p text:style-name="P13"><text:span text:style-name="T1"><text:s/></text:span><text:span text:style-name="T5"><text:s/></text:span></text:p>
      <text:p text:style-name="P14"><text:s text:c="2"/>3-815, ave Ogilvy, Montréal, Québec H3N 1N8 <text:s text:c="54"/></text:p>
      <text:p text:style-name="P15"><text:span text:style-name="T6"><text:s text:c="2"/></text:span><text:span text:style-name="T9">(</text:span><text:span text:style-name="T8">514</text:span><text:span text:style-name="T9">)</text:span><text:span text:style-name="T8"> 923-6993 <text:s text:c="43"/></text:span><text:span text:style-name="T10"><text:s text:c="52"/></text:span><text:span text:style-name="T13">English</text:span><text:span text:style-name="T12"> <text:s text:c="7"/></text:span><text:span text:style-name="T8"><text:s text:c="59"/></text:span></text:p>
      <text:p text:style-name="P15"><text:span text:style-name="T14"><text:s text:c="2"/>gaganonkar85@gmail.com <text:s text:c="77"/></text:span><text:span text:style-name="T15">French</text:span><text:span text:style-name="T14"> <text:s text:c="78"/></text:span></text:p>
      <text:p text:style-name="P15"><text:span text:style-name="T16"><text:s text:c="2"/></text:span><text:span text:style-name="T23">www.linkedin.com/in/kaur-gaganpreet</text:span><text:span text:style-name="T17"> <text:s text:c="59"/></text:span><text:span text:style-name="T18">Hindi</text:span><text:span text:style-name="T17"> <text:s text:c="63"/></text:span><text:span text:style-name="T19"><text:s/></text:span><text:span text:style-name="T17"><text:s text:c="41"/></text:span></text:p>
      <text:p text:style-name="P6"/>
      <text:p text:style-name="P7"><text:span text:style-name="T20">Web-</text:span><text:span text:style-name="T21">Developer</text:span></text:p>
      <text:p text:style-name="P8"/>
      <text:p text:style-name="P18"><text:span text:style-name="T52">» </text:span><text:span text:style-name="T58">Profile</text:span></text:p>
      <text:p text:style-name="P19"><text:span text:style-name="T28">Meticulous </text:span><text:span text:style-name="T29">W</text:span><text:span text:style-name="T28">eb </text:span><text:span text:style-name="T29">D</text:span><text:span text:style-name="T28">eveloper with o</text:span><text:span text:style-name="T30">v</text:span><text:span text:style-name="T28">er 4 years of experience in Computer &amp; Information Technology as a Lecturer and Web Developer having passion for responsive website designs. </text:span><text:span text:style-name="T31">An energetic</text:span><text:span text:style-name="T28">, quick learner and </text:span><text:span text:style-name="T32">c</text:span><text:span text:style-name="T28">ustomer </text:span><text:span text:style-name="T32">o</text:span><text:span text:style-name="T28">riented, </text:span><text:span text:style-name="T32">p</text:span><text:span text:style-name="T28">roficient in </text:span><text:span text:style-name="T38">PHP, HTML, CSS</text:span><text:span text:style-name="T28">,</text:span><text:span text:style-name="T38"> JavaScript,</text:span><text:span text:style-name="T28"> Database, </text:span><text:span text:style-name="T35">layout/structure design</text:span><text:span text:style-name="T28">; plus Modern Libraries and Framework, </text:span><text:span text:style-name="T30">also</text:span><text:span text:style-name="T28"> </text:span><text:span text:style-name="T33">having </text:span><text:span text:style-name="T44">Proficiency</text:span><text:span text:style-name="T46"> in </text:span><text:span text:style-name="T47">p</text:span><text:span text:style-name="T39">roblem solving Skills</text:span><text:span text:style-name="T33"> with</text:span><text:span text:style-name="T36"> </text:span><text:span text:style-name="T37">le</text:span><text:span text:style-name="T36">adership quality.</text:span><text:span text:style-name="T34"> <text:s/></text:span></text:p>
      <text:p text:style-name="P20"/>
      <text:p text:style-name="P27">» <text:span text:style-name="T124">Skills</text:span></text:p>
      <text:list xml:id="list2360193905" text:style-name="WW8Num2">
        <text:list-item>
          <text:p text:style-name="P45"><text:span text:style-name="T68">Back-end Languages</text:span><text:span text:style-name="T69">: </text:span><text:span text:style-name="T70">C, </text:span><text:span text:style-name="T69">C++, </text:span><text:span text:style-name="T109">C#, </text:span><text:span text:style-name="T71">JAVA,</text:span></text:p>
        </text:list-item>
        <text:list-item>
          <text:p text:style-name="P46"><text:span text:style-name="T114">Front side Languages:</text:span><text:span text:style-name="T109"> HTML, CSS, Php, JavaScript, SQL, </text:span><text:span text:style-name="T112">ASP</text:span><text:span text:style-name="T109">.</text:span><text:span text:style-name="T112">NET</text:span><text:span text:style-name="T110">. </text:span></text:p>
        </text:list-item>
        <text:list-item>
          <text:p text:style-name="P47"><text:span text:style-name="T114">Databas</text:span><text:span text:style-name="T115">e</text:span><text:span text:style-name="T109"> </text:span><text:span text:style-name="T113">M</text:span><text:span text:style-name="T111">anagement</text:span><text:span text:style-name="T114">.</text:span></text:p>
        </text:list-item>
        <text:list-item>
          <text:p text:style-name="P49"><text:span text:style-name="T117">L</text:span><text:span text:style-name="T116">ayout/Structure/Mock-up Design.</text:span></text:p>
        </text:list-item>
        <text:list-item>
          <text:p text:style-name="P48"><text:span text:style-name="T114">M</text:span><text:span text:style-name="T115">V</text:span><text:span text:style-name="T114">C framework.</text:span></text:p>
        </text:list-item>
        <text:list-item>
          <text:p text:style-name="P46"><text:span text:style-name="T40">JavaScript libraries</text:span><text:span text:style-name="T42"> and </text:span><text:span text:style-name="T40">frameworks</text:span><text:span text:style-name="T67">.</text:span></text:p>
        </text:list-item>
        <text:list-item>
          <text:p text:style-name="P34"><text:span text:style-name="T123">W</text:span><text:span text:style-name="T122">eb </text:span><text:span text:style-name="T123">D</text:span><text:span text:style-name="T122">e</text:span><text:span text:style-name="T123">v</text:span><text:span text:style-name="T122">elopment process</text:span> (<text:span text:style-name="T127">D</text:span>esign, <text:span text:style-name="T127">D</text:span>evelop, <text:span text:style-name="T127">D</text:span>eploy)</text:p>
        </text:list-item>
        <text:list-item>
          <text:p text:style-name="P35">Network Manageme<text:span text:style-name="T128">n</text:span>t </text:p>
        </text:list-item>
        <text:list-item>
          <text:p text:style-name="P33"><text:span text:style-name="T41">CSS3</text:span><text:span text:style-name="T43"> and </text:span><text:span text:style-name="T41">HTML5</text:span><text:span text:style-name="T43">. </text:span></text:p>
        </text:list-item>
      </text:list>
      <text:p text:style-name="P21">»<text:span text:style-name="T124">Educati</text:span><text:span text:style-name="T126">on</text:span></text:p>
      <text:list xml:id="list105856654343366" text:continue-numbering="true" text:style-name="WW8Num2">
        <text:list-item>
          <text:p text:style-name="P64"><text:span text:style-name="T106">Programming in WEB Technology </text:span><text:span text:style-name="T107">(AEC)</text:span><text:span text:style-name="T106"> </text:span><text:span text:style-name="T72"><text:s text:c="21"/>2019-</text:span><text:span text:style-name="T106">Pursuing</text:span></text:p>
        </text:list-item>
      </text:list>
      <text:p text:style-name="P23"><text:span text:style-name="T73"><text:s text:c="13"/></text:span><text:span text:style-name="T74">I</text:span><text:span text:style-name="T75">nstitut Supérieur d'Informatique, Montréal, </text:span><text:span text:style-name="T76">Québec</text:span><text:span text:style-name="T73"> </text:span></text:p>
      <text:p text:style-name="P24"/>
      <text:list xml:id="list105855750150743" text:continue-numbering="true" text:style-name="WW8Num2">
        <text:list-item>
          <text:p text:style-name="P65"><text:span text:style-name="T129">Master of Computer Applications (MCA)</text:span> <text:s text:c="28"/>2014-2017</text:p>
        </text:list-item>
      </text:list>
      <text:p text:style-name="P25"><text:span text:style-name="T73"><text:s text:c="13"/></text:span><text:span text:style-name="T76"><text:s/>Punjabi University, Patiala, Punjab I</text:span><text:span text:style-name="T77">NDIA</text:span><text:span text:style-name="T76"> </text:span><text:span text:style-name="T119"><text:s text:c="12"/></text:span></text:p>
      <text:p text:style-name="P26"/>
      <text:list xml:id="list105855511404703" text:continue-numbering="true" text:style-name="WW8Num2">
        <text:list-item>
          <text:p text:style-name="P65"><text:span text:style-name="T129">Bachelors of Computer Applications (BCA) <text:s text:c="2"/></text:span><text:s text:c="23"/>2011-2014</text:p>
        </text:list-item>
      </text:list>
      <text:p text:style-name="P25"><text:span text:style-name="T78"><text:s text:c="16"/></text:span><text:span text:style-name="T76">S.U.S. Govt. College Sunam, Dist. Sangrur, Punjab I</text:span><text:span text:style-name="T77">NDIA</text:span></text:p>
      <text:p text:style-name="P11"/>
      <text:p text:style-name="P22"><text:soft-page-break/><text:span text:style-name="T52">» </text:span><text:span text:style-name="T58">Work Experience </text:span><text:span text:style-name="T59"><text:s text:c="3"/></text:span><text:span text:style-name="T120"><text:s text:c="8"/></text:span></text:p>
      <text:list xml:id="list165268019" text:style-name="L1">
        <text:list-item>
          <text:p text:style-name="P52"><text:span text:style-name="T63">Prof</text:span><text:span text:style-name="T64">e</text:span><text:span text:style-name="T63">sso</text:span><text:span text:style-name="T64">r</text:span><text:span text:style-name="T65">(Computer Applicatio</text:span><text:span text:style-name="T66">ns &amp; </text:span><text:span text:style-name="T65">IT) <text:s text:c="7"/></text:span><text:span text:style-name="T131"><text:s text:c="23"/></text:span><text:span text:style-name="T7">2016-2018 </text:span><text:span text:style-name="T130"><text:s text:c="11"/></text:span><text:span text:style-name="T7"><text:s/></text:span><text:span text:style-name="T8">SM Degree College, Lehra, Punjab, India. <text:s text:c="3"/></text:span></text:p>
        </text:list-item>
      </text:list>
      <text:list xml:id="list1072915020" text:style-name="L2">
        <text:list-item>
          <text:p text:style-name="P56"><text:span text:style-name="T24">Plan lessons and activities that facilitate students' acquisition computer skills.</text:span><text:span text:style-name="T79"> </text:span></text:p>
        </text:list-item>
        <text:list-item>
          <text:p text:style-name="P56"><text:span text:style-name="T24">I</text:span><text:span text:style-name="T25">nv</text:span><text:span text:style-name="T24">igilat</text:span><text:span text:style-name="T26">e</text:span><text:span text:style-name="T24"> a</text:span><text:span text:style-name="T26">n</text:span><text:span text:style-name="T24">d grading projects, quizzes, and examinations. </text:span></text:p>
        </text:list-item>
        <text:list-item>
          <text:p text:style-name="P66"><text:span text:style-name="T24">Download important software updates and maintaining hardware</text:span><text:span text:style-name="T79">. <text:s text:c="2"/></text:span></text:p>
        </text:list-item>
        <text:list-item>
          <text:p text:style-name="P56"><text:span text:style-name="T24">Determine and troubleshoot technology services for staff.</text:span><text:span text:style-name="T79"> <text:s/></text:span></text:p>
        </text:list-item>
      </text:list>
      <text:list xml:id="list1729023558" text:style-name="L3">
        <text:list-header>
          <text:p text:style-name="P57"/>
        </text:list-header>
      </text:list>
      <text:list xml:id="list105855441244365" text:continue-list="list165268019" text:style-name="L1">
        <text:list-item>
          <text:p text:style-name="P58">Training </text:p>
          <text:p text:style-name="P58"/>
        </text:list-item>
      </text:list>
      <text:list xml:id="list4190467936" text:style-name="L4">
        <text:list-item>
          <text:p text:style-name="P53"><text:span text:style-name="T93"><text:s/>TATA Consultancy(TCS) pvt. Ltd. INDI</text:span><text:span text:style-name="T96">A </text:span><text:span text:style-name="T84"><text:s text:c="13"/></text:span></text:p>
        </text:list-item>
      </text:list>
      <text:p text:style-name="P4"><text:span text:style-name="T93"><text:s text:c="24"/></text:span><text:span text:style-name="T92">S</text:span><text:span text:style-name="T141">ix</text:span><text:span text:style-name="T136"> months </text:span><text:span text:style-name="T137">Training </text:span><text:span text:style-name="T135">during </text:span><text:span text:style-name="T91">Masters where w</text:span><text:span text:style-name="T82">orked wi</text:span><text:span text:style-name="T83">th </text:span><text:span text:style-name="T82">team of </text:span><text:span text:style-name="T83">10 experienced</text:span></text:p>
      <text:p text:style-name="P4"><text:span text:style-name="T90"><text:s text:c="25"/></text:span><text:span text:style-name="T83">developers of </text:span><text:span text:style-name="T89">MTS </text:span><text:span text:style-name="T88">Company</text:span><text:span text:style-name="T82"> in more than </text:span><text:span text:style-name="T83">5</text:span><text:span text:style-name="T82"> Projects and have done research o</text:span><text:span text:style-name="T86">n</text:span></text:p>
      <text:p text:style-name="P4"><text:span text:style-name="T83"><text:s text:c="25"/></text:span><text:span text:style-name="T86">v</text:span><text:span text:style-name="T83">arious strategies of other Companies in Market. <text:s text:c="4"/></text:span></text:p>
      <text:list xml:id="list673330338" text:style-name="L5">
        <text:list-item>
          <text:p text:style-name="P37"><text:span text:style-name="T144">Researc</text:span><text:span text:style-name="T145">h</text:span><text:span text:style-name="T144">, desi</text:span><text:span text:style-name="T145">gn</text:span><text:span text:style-name="T144">, impleme</text:span><text:span text:style-name="T145">nt</text:span><text:span text:style-name="T144"> and manag</text:span><text:span text:style-name="T145">e software</text:span><text:span text:style-name="T144"> programs.</text:span></text:p>
        </text:list-item>
        <text:list-item>
          <text:p text:style-name="P42"><text:span text:style-name="T144">Test and evaluat</text:span><text:span text:style-name="T145">e</text:span><text:span text:style-name="T144"> new programs</text:span></text:p>
        </text:list-item>
        <text:list-item>
          <text:p text:style-name="P38">Identify areas for modification in existing programs and develop modifications</text:p>
        </text:list-item>
        <text:list-item>
          <text:p text:style-name="P38">Writ<text:span text:style-name="T143">e</text:span> efficient code</text:p>
        </text:list-item>
        <text:list-item>
          <text:p text:style-name="P40"><text:span text:style-name="T48">Determi</text:span><text:span text:style-name="T49">ne </text:span><text:span text:style-name="T48">operational practicality</text:span></text:p>
        </text:list-item>
        <text:list-item>
          <text:p text:style-name="P43">Working closely with other developers, designers, business and systems analysts</text:p>
        </text:list-item>
      </text:list>
      <text:p text:style-name="P12"/>
      <text:list xml:id="list105855345412729" text:continue-list="list4190467936" text:style-name="L4">
        <text:list-item>
          <text:p text:style-name="P54"><text:span text:style-name="T94">Technical-skill Gaining Traini</text:span><text:span text:style-name="T97">ng </text:span><text:span text:style-name="T94">(TGT) </text:span><text:span text:style-name="T95">at </text:span><text:span text:style-name="T93">TATA Consultancy(TCS) pvt. Ltd. INDIA</text:span></text:p>
        </text:list-item>
      </text:list>
      <text:p text:style-name="P2"><text:span text:style-name="T84"><text:s text:c="24"/>Six </text:span><text:span text:style-name="T87">m</text:span><text:span text:style-name="T82">onths </text:span><text:span text:style-name="T87">p</text:span><text:span text:style-name="T85">aid </text:span><text:span text:style-name="T82">Traini</text:span><text:span text:style-name="T84">ng </text:span><text:span text:style-name="T85">(</text:span><text:span text:style-name="T84">Bachelors of Computer Application’s requirement) </text:span><text:span text:style-name="T86">to</text:span><text:span text:style-name="T84"> </text:span><text:span text:style-name="T85">work </text:span></text:p>
      <text:p text:style-name="P2"><text:span text:style-name="T85"><text:s text:c="24"/></text:span><text:span text:style-name="T84">wi</text:span><text:span text:style-name="T85">th </text:span><text:span text:style-name="T80">IT </text:span><text:span text:style-name="T81">c</text:span><text:span text:style-name="T79">ompany</text:span><text:span text:style-name="T82"> </text:span><text:span text:style-name="T85">to </text:span><text:span text:style-name="T87">p</text:span><text:span text:style-name="T85">olish Front-end and Back-end </text:span><text:span text:style-name="T87">l</text:span><text:span text:style-name="T85">anguage </text:span><text:span text:style-name="T87">s</text:span><text:span text:style-name="T85">kills.</text:span></text:p>
      <text:list xml:id="list105856244015752" text:continue-list="list673330338" text:style-name="L5">
        <text:list-item>
          <text:p text:style-name="P39">Writ<text:span text:style-name="T143">e</text:span> and impleme<text:span text:style-name="T143">nt </text:span>efficient code </text:p>
        </text:list-item>
        <text:list-item>
          <text:p text:style-name="P39">Develop quality assurance procedures</text:p>
        </text:list-item>
        <text:list-item>
          <text:p text:style-name="P39">Deplo<text:span text:style-name="T143">y</text:span> software tools and <text:s/>processes </text:p>
        </text:list-item>
        <text:list-item>
          <text:p text:style-name="P41"><text:span text:style-name="T50">Maintai</text:span><text:span text:style-name="T51">n</text:span><text:span text:style-name="T50"> and upgrad</text:span><text:span text:style-name="T51">e</text:span><text:span text:style-name="T50"> existing systems </text:span></text:p>
        </text:list-item>
      </text:list>
      <text:p text:style-name="P5"/>
      <text:p text:style-name="P10"><text:span text:style-name="T52"><text:s/></text:span><text:span text:style-name="T60"><text:s/>» </text:span><text:span text:style-name="T61">Other Experience </text:span><text:span text:style-name="T121"><text:s text:c="6"/></text:span><text:span text:style-name="T120"><text:s text:c="5"/></text:span></text:p>
      <text:list xml:id="list105856516569196" text:continue-list="list105855511404703" text:style-name="WW8Num2">
        <text:list-header>
          <text:p text:style-name="P61"/>
        </text:list-header>
        <text:list-item>
          <text:p text:style-name="P55"><text:span text:style-name="T132">Clerk</text:span><text:span text:style-name="T133"> &amp; Ac</text:span><text:span text:style-name="T134">c</text:span><text:span text:style-name="T133">ount Manager</text:span><text:span text:style-name="T132"> <text:s text:c="56"/>2019-2020 <text:s text:c="84"/></text:span></text:p>
        </text:list-item>
      </text:list>
      <text:p text:style-name="P16"><text:span text:style-name="T1"><text:s text:c="11"/></text:span><text:span text:style-name="T2"><text:s/></text:span><text:span text:style-name="T3">Déménagement</text:span><text:span text:style-name="T138"> Super Dorval, Quebec </text:span></text:p>
      <text:list xml:id="list1519702298" text:style-name="L6">
        <text:list-item>
          <text:p text:style-name="P67"><text:span text:style-name="T24"><text:s/>Perform data entry.</text:span><text:span text:style-name="T79"> </text:span></text:p>
        </text:list-item>
        <text:list-item>
          <text:p text:style-name="P69"><text:span text:style-name="T24"><text:s/>Prepare payroll checks</text:span><text:span text:style-name="T79">. </text:span></text:p>
        </text:list-item>
        <text:list-item>
          <text:p text:style-name="P67"><text:span text:style-name="T24"><text:s/>Conduct phones and inquiries about company.</text:span><text:span text:style-name="T79"> </text:span></text:p>
        </text:list-item>
        <text:list-item>
          <text:p text:style-name="P68"><text:s/>Compile financial records. </text:p>
          <text:p text:style-name="P68"/>
        </text:list-item>
      </text:list>
      <text:list xml:id="list105856840601915" text:continue-list="list105856516569196" text:style-name="WW8Num2">
        <text:list-item>
          <text:p text:style-name="P55"><text:span text:style-name="T132">IELTS </text:span><text:span text:style-name="T134">&amp; PTE</text:span><text:span text:style-name="T132"> Trainer <text:s text:c="66"/>2017-2018</text:span></text:p>
        </text:list-item>
      </text:list>
      <text:p text:style-name="P16"><text:span text:style-name="T1"><text:s text:c="11"/></text:span><text:span text:style-name="T2">Inspire E IELTS &amp; PTE Center, Sunam, </text:span><text:span text:style-name="T124">Punjab, India <text:s/></text:span></text:p>
      <text:list xml:id="list105856684864168" text:continue-list="list1519702298" text:style-name="L6">
        <text:list-item>
          <text:p text:style-name="P69"><text:span text:style-name="T24"><text:s/>Conduct the Interviews.</text:span><text:span text:style-name="T79"> </text:span></text:p>
        </text:list-item>
        <text:list-item>
          <text:p text:style-name="P68"><text:s/>Deliver the Lecture on various Modules of IELTS.</text:p>
        </text:list-item>
        <text:list-item>
          <text:p text:style-name="P68"><text:s/>Monitor all technical Problems occurred during Online tests or Class.</text:p>
        </text:list-item>
        <text:list-item>
          <text:p text:style-name="P67"><text:span text:style-name="T24"><text:s/></text:span><text:span text:style-name="T27">Conduct Online Tests of PTE and IELTS.</text:span></text:p>
        </text:list-item>
      </text:list>
      <text:p text:style-name="P22"><text:soft-page-break/><text:span text:style-name="T4">»</text:span><text:span text:style-name="T52"> </text:span><text:span text:style-name="T58">Projects </text:span></text:p>
      <text:list xml:id="list105856890641112" text:continue-list="list105856840601915" text:style-name="WW8Num2">
        <text:list-header>
          <text:p text:style-name="P59"/>
        </text:list-header>
        <text:list-item>
          <text:p text:style-name="P59">Style-Stamp (Online Shopping Website)</text:p>
          <text:p text:style-name="P70"><text:span text:style-name="T67">Leading Front-End Team and </text:span><text:span text:style-name="T108">r</text:span><text:span text:style-name="T67">esponsible to Design from Structure to Use-Case Diagrams of applicati</text:span><text:span text:style-name="T98">on</text:span><text:span text:style-name="T67"> and to manage the connectivity between front-end, back-end and App team. <text:s text:c="2"/></text:span></text:p>
        </text:list-item>
        <text:list-item>
          <text:p text:style-name="P71">Responsible to represent Structure for Admin and Client side with different strategies(Use-case, Class Diagrams, Sequence diagram and overall design of different pages of Site.</text:p>
        </text:list-item>
        <text:list-item>
          <text:p text:style-name="P70"><text:span text:style-name="T98">Jira, HTML, CSS, JavaScript, Bootstrap, MySQL, </text:span><text:span text:style-name="T104">Adobe, </text:span><text:span text:style-name="T98">Mockplus, </text:span><text:span text:style-name="T108">MVC framework</text:span><text:span text:style-name="T98">.</text:span><text:span text:style-name="T67"> </text:span></text:p>
          <text:p text:style-name="P72"/>
        </text:list-item>
        <text:list-item>
          <text:p text:style-name="P59">Online Air-Space <text:s text:c="7"/></text:p>
        </text:list-item>
      </text:list>
      <text:p text:style-name="P29"><text:span text:style-name="T67">Worked as a Team Leader</text:span><text:span text:style-name="T99">(Front -End Team) </text:span><text:span text:style-name="T67">in designing the website that achieve Online Booking and Management of Airlines Tickets. <text:s/></text:span></text:p>
      <text:list xml:id="list105855065539811" text:continue-numbering="true" text:style-name="WW8Num2">
        <text:list-item>
          <text:p text:style-name="P75"><text:span text:style-name="T67">Responsible to </text:span><text:span text:style-name="T105">manage</text:span><text:span text:style-name="T67"> </text:span><text:span text:style-name="T105">design of different pages along with validations on data flow also Connectivity of server</text:span><text:span text:style-name="T67"> and Client side. </text:span></text:p>
        </text:list-item>
        <text:list-item>
          <text:p text:style-name="P76"><text:span text:style-name="T98">Trello, </text:span><text:span text:style-name="T67">Php, HTML, CSS, </text:span><text:span text:style-name="T105">j Query, </text:span><text:span text:style-name="T67">Bootstrap, Mockplus, </text:span><text:span text:style-name="T100">MySQL. </text:span></text:p>
          <text:p text:style-name="P73"/>
        </text:list-item>
        <text:list-item>
          <text:p text:style-name="P59"><text:span text:style-name="T139">E-medicare </text:span><text:s text:c="8"/></text:p>
        </text:list-item>
      </text:list>
      <text:p text:style-name="P29"><text:span text:style-name="T101">Designed a website that deals with selling and buying medicals Products and Services</text:span><text:span text:style-name="T67">. </text:span></text:p>
      <text:list xml:id="list105856082492913" text:continue-numbering="true" text:style-name="WW8Num2">
        <text:list-item>
          <text:p text:style-name="P75"><text:span text:style-name="T67">Responsible </text:span><text:span text:style-name="T105">from design Logo for site to design layout of pages for mobile app, also to manage all front-end validations</text:span><text:span text:style-name="T67">. </text:span></text:p>
        </text:list-item>
        <text:list-item>
          <text:p text:style-name="P77"><text:span text:style-name="T98">Java, JavaScript, Php, HTML, CSS, Bootstrap, </text:span><text:span text:style-name="T100">J Query</text:span><text:span text:style-name="T98">, </text:span><text:span text:style-name="T108">MVC,</text:span><text:span text:style-name="T98"> </text:span><text:span text:style-name="T108">ADO</text:span><text:span text:style-name="T98">.</text:span><text:span text:style-name="T102">N</text:span><text:span text:style-name="T98">et..</text:span></text:p>
          <text:p text:style-name="P74"/>
        </text:list-item>
        <text:list-item>
          <text:p text:style-name="P59"><text:span text:style-name="T140">Kaur-WeddingPlan(Online Wedding Planner’s application) </text:span><text:s text:c="8"/></text:p>
        </text:list-item>
      </text:list>
      <text:p text:style-name="P30"><text:span text:style-name="T108">E-commerce w</text:span><text:span text:style-name="T67">ebsite that facilitate with wedding Planing services and also deal with selling wedding accessories </text:span><text:span text:style-name="T108">also it is a </text:span><text:span text:style-name="T67">single platform to facilitate a Wedding (including Beauty-Parlour, Costume Designer, Pre </text:span><text:span text:style-name="T100">&amp; </text:span><text:span text:style-name="T67">Post Wedding Video </text:span><text:span text:style-name="T108">and number of other services</text:span><text:span text:style-name="T67">).</text:span></text:p>
      <text:list xml:id="list105856561601475" text:continue-numbering="true" text:style-name="WW8Num2">
        <text:list-item>
          <text:p text:style-name="P76"><text:span text:style-name="T98"><text:s/>HTML, CSS, </text:span><text:span text:style-name="T108">PHP, </text:span><text:span text:style-name="T98"><text:s/>Bootstrap, J Query, </text:span><text:span text:style-name="T102">SQL</text:span><text:span text:style-name="T98">, </text:span><text:span text:style-name="T108">MVC and </text:span><text:span text:style-name="T103">other Front-end Frameworks.</text:span></text:p>
        </text:list-item>
      </text:list>
      <text:p text:style-name="P31"/>
      <text:p text:style-name="P28">» <text:span text:style-name="T125">Other</text:span><text:span text:style-name="T142"> </text:span><text:span text:style-name="T124">Skills</text:span></text:p>
      <text:list xml:id="list105856410010607" text:continue-numbering="true" text:style-name="WW8Num2">
        <text:list-item>
          <text:p text:style-name="P60">Team Management.</text:p>
        </text:list-item>
        <text:list-item>
          <text:p text:style-name="P50"><text:span text:style-name="T118">Leadership</text:span><text:span text:style-name="T117">. </text:span></text:p>
        </text:list-item>
        <text:list-item>
          <text:p text:style-name="P62">Antonyms.</text:p>
        </text:list-item>
        <text:list-item>
          <text:p text:style-name="P51"><text:span text:style-name="T118">Quick Learner</text:span><text:span text:style-name="T116">.</text:span></text:p>
        </text:list-item>
        <text:list-item>
          <text:p text:style-name="P63">MVC framework.</text:p>
        </text:list-item>
        <text:list-item>
          <text:p text:style-name="P50"><text:span text:style-name="T45">Self Motivated</text:span><text:span text:style-name="T67">.</text:span></text:p>
        </text:list-item>
        <text:list-item>
          <text:p text:style-name="P36">Excellent Communication </text:p>
        </text:list-item>
      </text:list>
      <text:p text:style-name="P32"/>
      <text:p text:style-name="P31"/>
      <text:p text:style-name="P3"><text:span text:style-name="T8"><text:s text:c="7"/>References available upon the </text:span><text:span text:style-name="T11">r</text:span><text:span text:style-name="T8">equest </text:span></text:p>
      <text:p text:style-name="P9"><text:span text:style-name="Internet_20_link"><text:span text:style-name="T62"/></text:span></text:p>
      <text:p text:style-name="P9"><text:a xlink:type="simple" xlink:href="mailto:gaganonkar85@gmail.comGaganpreet" text:style-name="Internet_20_link" text:visited-style-name="Visited_20_Internet_20_Link"><text:span text:style-name="Internet_20_link"><text:span text:style-name="T53">Gaganpreet</text:span></text:span></text:a><text:span text:style-name="T53"> Kaur </text:span><text:span text:style-name="T54"><text:s text:c="25"/></text:span><text:span text:style-name="T55"><text:s text:c="7"/></text:span><text:span text:style-name="T56">51</text:span><text:span text:style-name="T57">4-</text:span><text:span text:style-name="T56">923-6993 <text:s text:c="20"/></text:span><text:a xlink:type="simple" xlink:href="mailto:gaganonkar85@gmail.comGaganpreet" text:style-name="Internet_20_link" text:visited-style-name="Visited_20_Internet_20_Link"><text:span text:style-name="Internet_20_link"><text:span text:style-name="T56">gaganonkar85@gmail.com</text:span></text:span></text:a></text:p>
      <text:p text:style-name="P17"><text:s text:c="3"/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Futura BT W01 Book" svg:font-family="'Futura BT W01 Book', OpenSansRegular, 'Open Sans Regular', sans-serif"/>
    <style:font-face style:name="OpenSymbol1" svg:font-family="OpenSymbol, 'Arial Unicode MS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WW8Num2z0" style:family="text">
      <style:text-properties fo:font-variant="normal" fo:text-transform="none" fo:color="#222222" style:font-name="Symbol" fo:font-family="Symbol" style:font-family-generic="roman" style:font-pitch="variable" style:font-charset="x-symbol" fo:font-size="12pt" fo:letter-spacing="normal" fo:language="fr" fo:country="CA" fo:background-color="#ffffff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font-variant="normal" fo:text-transform="none" fo:color="#000000" style:font-name="Symbol1" fo:font-family="Symbol" style:font-charset="x-symbol" fo:font-size="12pt" fo:letter-spacing="normal" style:text-underline-style="solid" style:text-underline-type="double" style:text-underline-width="auto" style:text-underline-color="font-color" style:font-size-asian="12pt" style:font-name-complex="OpenSymbol2" style:font-family-complex="OpenSymbol, 'Arial Unicode MS'" style:font-charset-complex="x-symbol" style:font-size-complex="12pt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181in" fo:margin-bottom="0.40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4:21:42.439000000</meta:creation-date>
    <dc:date>2020-05-13T10:58:54.725000000</dc:date>
    <meta:editing-duration>PT55M57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4" meta:paragraph-count="98" meta:word-count="696" meta:character-count="5907" meta:non-whitespace-character-count="4103"/>
  </office:meta>
</office:document-meta>
</file>